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Index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Index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>
      <style:paragraph-properties fo:margin-left="0.4925in" fo:margin-right="0in" fo:text-indent="0in" style:auto-text-indent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rm" fo:country="none"/>
    </style:style>
    <style:style style:name="T9" style:family="text">
      <style:text-properties fo:language="rm" fo:country="none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Text in English. <text:span text:style-name="T9">Texte en rheato-romances.</text:span></text:p>
      <text:h text:style-name="Heading_20_2" text:outline-level="2">Heading 2</text:h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>&lt;=lt, &gt;=gt, "=quot, &amp;=amp, '=apos, {=opencb, }=closecb, \=bslash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21</dc:date><text:p>Text of the note</text:p><text:p/></office:annotation>].</text:p>
      <text:list xml:id="list34613899" text:style-name="L1">
        <text:list-item>
          <text:p text:style-name="P7">List item 1<office:annotation><dc:creator>Yves Savourel</dc:creator><dc:date>2008-10-14T13:39:25.29</dc:date><text:p text:style-name="P9"><text:span text:style-name="T10">And here goes a second note. A long comment with formatting like </text:span><text:span text:style-name="T11">bold</text:span><text:span text:style-name="T10">, and </text:span><text:span text:style-name="T12">more</text:span><text:span text:style-name="T10">.</text:span></text:p><text:p text:style-name="P9"><text:span text:style-name="T10">Like several paragraphs.</text:span></text:p></office:annotation></text:p>
        </text:list-item>
        <text:list-item>
          <text:p text:style-name="P7">List item 2</text:p>
        </text:list-item>
      </text:list>
      <text:list xml:id="list34609794" text:style-name="L2">
        <text:list-item>
          <text:p text:style-name="P8">sub-item 1</text:p>
        </text:list-item>
        <text:list-item>
          <text:p text:style-name="P8">sub-item 2</text:p>
        </text:list-item>
      </text:list>
      <text:p text:style-name="P1">One more paragraph.</text:p>
      <text:p text:style-name="P1">Pargarpah with a <office:annotation><dc:creator>Yves Savourel</dc:creator><dc:date>2008-12-25T12:14:14.35</dc:date><text:p text:style-name="P9"><text:span text:style-name="T10">Text of the note on the range.</text:span></text:p></office:annotation>note on a range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Paragraph with an index <text:alphabetical-index-mark-start text:id="IMark172164736" text:key1="Key1 text" text:key2="Key2 text"/>marker<text:alphabetical-index-mark-end text:id="IMark172164736"/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  <text:p text:style-name="Standard"/>
      <text:p text:style-name="Standard">Below is the index and the table of content:</text:p>
      <text:table-of-content text:style-name="Sect1" text:protected="true" text:name="Table of Contents1">
        <text:table-of-content-source text:outline-level="10">
          <text:index-title-template text:style-name="Contents_20_Heading">Title of the 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itle of the Table of Contents</text:p>
          </text:index-title>
          <text:p text:style-name="P3">Heading 1<text:tab/>1</text:p>
          <text:p text:style-name="P2">Heading 2<text:tab/>1</text:p>
        </text:index-body>
      </text:table-of-content>
      <text:p text:style-name="Standard"/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Title of the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Index_20_Heading">Title of the Alphabetical Index</text:p>
          </text:index-title>
          <text:p text:style-name="P4">Key1 text<text:tab/></text:p>
          <text:p text:style-name="P6">Key2 text<text:tab/></text:p>
          <text:p text:style-name="P5">marker<text:tab/>1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9-01-09T14:52:57.98</dc:date>
    <meta:keyword>Keyword text</meta:keyword>
    <dc:language>en-US</dc:language>
    <meta:editing-cycles>30</meta:editing-cycles>
    <meta:editing-duration>PT00H45M06S</meta:editing-duration>
    <dc:creator>Yves Savourel</dc:creator>
    <meta:document-statistic meta:table-count="1" meta:image-count="1" meta:object-count="0" meta:page-count="2" meta:paragraph-count="41" meta:word-count="208" meta:character-count="1231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